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1. Title</text:span></text:p>
      <text:p text:style-name="Text_20_body">Choose a clear and concise title that reflects the focus of your research, such as: "Implementation of a Stochastic Subspecies Evolution Model on Earthworm Populations."</text:p>
      <text:p text:style-name="Text_20_body"><text:span text:style-name="Strong_20_Emphasis">2. Abstract</text:span></text:p>
      <text:p text:style-name="Text_20_body">Provide a brief overview of the paper, including the research objective, methods used, main results, and conclusions.</text:p>
      <text:p text:style-name="Text_20_body"><text:span text:style-name="Strong_20_Emphasis">3. Introduction</text:span></text:p>
      <text:list xml:id="list3323671343" text:style-name="L5">
        <text:list-item>
          <text:p text:style-name="P5"><text:span text:style-name="Strong_20_Emphasis">Background</text:span>: Discuss the significance of earthworms in ecosystems, their role in organic matter decomposition, and their impact on soil fertility.</text:p>
        </text:list-item>
        <text:list-item>
          <text:p text:style-name="P5"><text:span text:style-name="Strong_20_Emphasis">Literature Review</text:span>: Summarize existing studies on earthworm population dynamics and the application of mathematical models in their study.</text:p>
        </text:list-item>
        <text:list-item>
          <text:p text:style-name="P5"><text:span text:style-name="Strong_20_Emphasis">Research Objectives</text:span>: Clearly state the specific aims of your study, such as adapting an existing stochastic model to earthworm populations and analyzing simulation results.</text:p>
        </text:list-item>
      </text:list>
      <text:p text:style-name="Text_20_body"><text:span text:style-name="Strong_20_Emphasis">4. Materials and Methods</text:span></text:p>
      <text:list xml:id="list550221385" text:style-name="L6">
        <text:list-item>
          <text:p text:style-name="P6"><text:span text:style-name="Strong_20_Emphasis">Model Description</text:span>: Provide a detailed explanation of the stochastic subspecies evolution model, including key processes like birth, mutation, and death.</text:p>
        </text:list-item>
        <text:list-item>
          <text:p text:style-name="P6"><text:span text:style-name="Strong_20_Emphasis">Adaptation for Earthworms</text:span>: Describe how the model has been tailored to the biological specifics of earthworms, including life cycle stages (cocoons, juveniles, adults) and ecological factors.</text:p>
        </text:list-item>
        <text:list-item>
          <text:p text:style-name="P6"><text:span text:style-name="Strong_20_Emphasis">Numerical Methods</text:span>: Specify the numerical techniques and tools used to solve the differential equations, such as the <text:span text:style-name="Source_20_Text">deSolve</text:span> package in R.</text:p>
        </text:list-item>
        <text:list-item>
          <text:p text:style-name="P6"><text:span text:style-name="Strong_20_Emphasis">Parameters and Initial Conditions</text:span>: Define the parameter values (e.g., transition rates, mortality rates) and initial conditions used in the simulations.</text:p>
        </text:list-item>
      </text:list>
      <text:p text:style-name="Text_20_body"><text:span text:style-name="Strong_20_Emphasis">5. Results</text:span></text:p>
      <text:list xml:id="list3166339699" text:style-name="L7">
        <text:list-item>
          <text:p text:style-name="P7"><text:span text:style-name="Strong_20_Emphasis">Simulations</text:span>: Present the outcomes of simulations that depict the dynamics of earthworm populations across different life stages.</text:p>
        </text:list-item>
        <text:list-item>
          <text:p text:style-name="P7"><text:span text:style-name="Strong_20_Emphasis">Sensitivity Analysis</text:span>: Examine how variations in parameters affect the stability and behavior of the model.</text:p>
        </text:list-item>
        <text:list-item>
          <text:p text:style-name="P7"><text:span text:style-name="Strong_20_Emphasis">Comparison with Empirical Data</text:span>: If available, compare the model's results with existing empirical data on earthworm populations.</text:p>
        </text:list-item>
      </text:list>
      <text:p text:style-name="Text_20_body"><text:span text:style-name="Strong_20_Emphasis">6. Discussion</text:span></text:p>
      <text:list xml:id="list2948870404" text:style-name="L8">
        <text:list-item>
          <text:p text:style-name="P8"><text:span text:style-name="Strong_20_Emphasis">Interpretation of Results</text:span>: Discuss the implications of your findings in the context of earthworm biology and ecology.</text:p>
        </text:list-item>
        <text:list-item>
          <text:p text:style-name="P8"><text:span text:style-name="Strong_20_Emphasis">Model Limitations</text:span>: Address potential limitations of the model and the assumptions made.</text:p>
        </text:list-item>
        <text:list-item>
          <text:p text:style-name="P8"><text:span text:style-name="Strong_20_Emphasis">Future Research</text:span>: Suggest directions for further research and possible model improvements.</text:p>
        </text:list-item>
      </text:list>
      <text:p text:style-name="Text_20_body"><text:span text:style-name="Strong_20_Emphasis">7. Conclusion</text:span></text:p>
      <text:p text:style-name="Text_20_body"><text:soft-page-break/>Summarize the main findings of your study and their significance.</text:p>
      <text:p text:style-name="Text_20_body"><text:span text:style-name="Strong_20_Emphasis">8. References</text:span></text:p>
      <text:p text:style-name="Text_20_body">List all sources cited in your paper, formatted according to the appropriate academic style.</text:p>
      <text:p text:style-name="Text_20_body"><text:span text:style-name="Strong_20_Emphasis">9. Appendices (optional)</text:span></text:p>
      <text:p text:style-name="Text_20_body">Include supplementary materials such as code used for simulations, detailed mathematical derivations, or additional tables and figures.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1:38:03.782308644</meta:creation-date>
    <dc:date>2024-12-09T09:22:43.777852073</dc:date>
    <meta:editing-duration>PT7H34M29S</meta:editing-duration>
    <meta:editing-cycles>1</meta:editing-cycles>
    <meta:document-statistic meta:table-count="0" meta:image-count="0" meta:object-count="0" meta:page-count="2" meta:paragraph-count="27" meta:word-count="355" meta:character-count="2463" meta:non-whitespace-character-count="2148"/>
    <meta:generator>LibreOffice/7.3.7.2$Linux_X86_64 LibreOffice_project/30$Build-2</meta:generator>
  </office:meta>
</office:document-meta>
</file>